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99200000F188DD3FF4C.svm"/>
  <manifest:file-entry manifest:media-type="" manifest:full-path="Pictures/20000007000017E100001443334BBEF6.svm"/>
  <manifest:file-entry manifest:media-type="" manifest:full-path="Pictures/2000000700001517000002E666217063.svm"/>
  <manifest:file-entry manifest:media-type="" manifest:full-path="Pictures/20000007000018E9000004DD70864DD4.svm"/>
  <manifest:file-entry manifest:media-type="" manifest:full-path="Pictures/20000007000018E900000F18D8B0BF0C.svm"/>
  <manifest:file-entry manifest:media-type="" manifest:full-path="Pictures/20000007000018CF0000043E2FA33AE3.svm"/>
  <manifest:file-entry manifest:media-type="" manifest:full-path="Pictures/2000000700001FF100000F32877BBBFA.svm"/>
  <manifest:file-entry manifest:media-type="" manifest:full-path="Pictures/20000007000033AE00000F82CD03C8BA.svm"/>
  <manifest:file-entry manifest:media-type="" manifest:full-path="Pictures/2000000700002E3400000E2AA5B4757B.svm"/>
  <manifest:file-entry manifest:media-type="" manifest:full-path="Pictures/2000000700001939000013D963B4BC89.svm"/>
  <manifest:file-entry manifest:media-type="" manifest:full-path="Pictures/200000070000184B00000D3C366D0ECE.svm"/>
  <manifest:file-entry manifest:media-type="" manifest:full-path="Pictures/2000000700001B4A0000047359326941.svm"/>
  <manifest:file-entry manifest:media-type="" manifest:full-path="Pictures/20000007000017AC0000026235BA585C.svm"/>
  <manifest:file-entry manifest:media-type="" manifest:full-path="Pictures/200000070000262400000F18B3A78177.svm"/>
  <manifest:file-entry manifest:media-type="" manifest:full-path="Pictures/2000000700003FFB0000103B6773B14C.svm"/>
  <manifest:file-entry manifest:media-type="" manifest:full-path="Pictures/2000000700001B6400000F4D28971B1C.svm"/>
  <manifest:file-entry manifest:media-type="" manifest:full-path="Pictures/2000000700002B6A00000FD1CDFA5468.svm"/>
  <manifest:file-entry manifest:media-type="" manifest:full-path="Pictures/20000007000016BE000004C292838F73.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3" style:family="paragraph" style:parent-style-name="Standard">
      <style:paragraph-properties fo:margin-left="0cm" fo:margin-right="0cm" fo:text-indent="0cm" style:auto-text-indent="false">
        <style:tab-stops>
          <style:tab-stop style:position="1.656cm"/>
        </style:tab-stops>
      </style:paragraph-properties>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3">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 style:family="paragraph" style:parent-style-name="Text_20_body" style:list-style-name="L2"/>
    <style:style style:name="P11" style:family="paragraph" style:parent-style-name="Text_20_body" style:list-style-name="L2">
      <style:paragraph-properties fo:margin-top="0cm" fo:margin-bottom="0cm"/>
    </style:style>
    <style:style style:name="P12" style:family="paragraph" style:parent-style-name="Preformatted_20_Text">
      <style:text-properties style:font-name="Times New Roman" fo:font-size="12pt" style:font-size-asian="12pt" style:font-size-complex="12pt"/>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Times New Roman" fo:font-size="12pt" style:font-size-asian="12pt" style:font-size-complex="12pt"/>
    </style:style>
    <style:style style:name="P15" style:family="paragraph" style:parent-style-name="Preformatted_20_Text">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6" style:family="paragraph" style:parent-style-name="Preformatted_20_Text">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66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741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2cm, 0.82cm, 0.6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SPRAWOZDANIE NR. 2.</text:p>
      <text:p text:style-name="P6"><text:tab/><text:tab/><text:tab/>Mateusz Bartosiewicz 261027 </text:p>
      <text:p text:style-name="P7">Wstęp</text:p>
      <text:p text:style-name="P3"><text:span text:style-name="T1"><text:tab/>Ćwiczenie nr2 składa się <text:s/>z 2 części . Pierwsza wymaga n</text:span>apisania programu do dynamicznej generacji tabeli i zaimplementowanie prostej interaktywności z użytkownikiem. <text:span text:style-name="T1">Na stronie ma znajdować się przycisk „Generuj” oraz formularz zawierający pole tekstowe określający liczbę studentów. Po wypełnieniu tego pola i wciśnięciu przycisku poniżej ma pojawić się (bez przeładowywania strony) tabela z kolumnami: 'lp.', 'Imię', 'Nazwisko' i pustą kolumną z polami tekstowymi. W pierwszym wierszu w tej kolumnie ma znajdować się element interaktywny 'Dodaj', po naciśnięciu, którego do tabeli dodawana jest kolejna taka sama kolumna. Przycisk ma być przenoszony do nowej kolumny. Wartości wpisane do tabeli powinny zostawać niezmienione. Dane studentów generowane są losowo (np. z pewnej puli imion i nazwisk). Druga część polega na stworzeni <text:s/>formularza zawierającego pola:</text:span></text:p>
      <text:list xml:id="list1065259689236638273" text:style-name="L1">
        <text:list-item>
          <text:p text:style-name="P4">imię - pole tekstowe - walidacja na ciąg liter oraz jedna litera wielka </text:p>
        </text:list-item>
      </text:list>
      <text:list xml:id="list8489949856922345973" text:style-name="L2">
        <text:list-item>
          <text:p text:style-name="P11">nazwisko - pole tekstowe - walidacja na ciąg liter oraz jedna litera wielka </text:p>
        </text:list-item>
        <text:list-item>
          <text:p text:style-name="P11">data urodzenia – wybierana z kalendarza obok</text:p>
        </text:list-item>
        <text:list-item>
          <text:p text:style-name="P11">pesel - pole tekstowe - walidacja na jedenastoznakowy ciąg cyfr oraz samodzielna napisana funkcja sprawdzająca poprawność roku, miesiąca i dnia </text:p>
        </text:list-item>
        <text:list-item>
          <text:p text:style-name="P11">wiek - pole tekstowe - obliczane automatycznie </text:p>
        </text:list-item>
        <text:list-item>
          <text:p text:style-name="P11">pleć - menu rozwijane </text:p>
        </text:list-item>
        <text:list-item>
          <text:p text:style-name="P11">kierunek studiów -typu ''radio'', trzy kierunki do wyboru </text:p>
        </text:list-item>
        <text:list-item>
          <text:p text:style-name="P11">upload pliku - walidacja tylko ''jpg'', ''gif'' i ''png'' </text:p>
        </text:list-item>
        <text:list-item>
          <text:p text:style-name="P11">pole tekstowe z komentarzem- licznik znaków. Napisany samodzielnie </text:p>
        </text:list-item>
        <text:list-item>
          <text:p text:style-name="P10">zgoda na przetwarzanie danych -''checkbox'', musi byc zaznaczony do wysłania formularza </text:p>
        </text:list-item>
      </text:list>
      <text:p text:style-name="P1">W prawym dolnym rogu ekranu ma znajdować się tekst "Programowanie internetowe". Przy przewijaniu strony ma on nie zmieniać położenia. </text:p>
      <text:p text:style-name="P1"/>
      <text:p text:style-name="P9">Struktura strony.</text:p>
      <text:p text:style-name="P1">W prawym dolnym rogu obu stron internetowych umieszczony jest <text:s/>czerwony napis ''Programowanie Internetowe”. Nie zmienia położenia w zależności od przemieszczania się użytkownika.</text:p>
      <text:p text:style-name="P16">function position(){</text:p>
      <text:p text:style-name="P12">var view = document.getElementById("Nikifor");</text:p>
      <text:p text:style-name="P12">view.style.position="fixed";</text:p>
      <text:p text:style-name="P12">view.style.zIndex="1";</text:p>
      <text:p text:style-name="P12">view.style.color="red";</text:p>
      <text:p text:style-name="P12">view.style.bottom="2px";</text:p>
      <text:p text:style-name="P12">view.style.right="10px";</text:p>
      <text:p text:style-name="P14">}</text:p>
      <text:p text:style-name="P1"/>
      <text:p text:style-name="P2">Formularz.</text:p>
      <text:p text:style-name="P2"><text:tab/>Zaczynając<text:span text:style-name="T2"> od formularza, metoda walidująca imię wygląda następująco.</text:span></text:p>
      <text:p text:style-name="P1"/>
      <text:p text:style-name="P1">function validName(){</text:p>
      <text:p text:style-name="P1"><text:tab/>var pattern=/^[A-Z]{1}[a-z]{1,}$/</text:p>
      <text:p text:style-name="P1"><text:tab/>if(!pattern.test(f().name.value)){</text:p>
      <text:p text:style-name="P1"><text:tab/><text:tab/>alert("Error! Bad name format. Name begins from big letter and doesn't contain numbers.\n");</text:p>
      <text:p text:style-name="P1"><text:tab/><text:tab/>return false;</text:p>
      <text:p text:style-name="P1"><text:soft-page-break/><text:tab/>}</text:p>
      <text:p text:style-name="P1"><text:tab/>else</text:p>
      <text:p text:style-name="P1"><text:tab/><text:tab/>return true;</text:p>
      <text:p text:style-name="P1">}</text:p>
      <text:p text:style-name="P1">Struktura została oparta na wyrażeniu regularnym pod zmienną ''pattern''. Niepowodzenie sprawdzenia imienia, kończy się komunikatem "Error! Bad name format. Name begins from big letter and doesn't contain numbers.\n" oraz zwróceniem nieprawdy. Podobnie jest w przypadku walidacji nazwiska. Różnice to jedynie nazwa metody oraz komunikat "Error! Bad surename format. Surename begins from big letter and doesn't contain numbers.\n". <text:s/>Sprawdzenie obu pól następuje po opuszczeniu poszczególnych pól wprowadzania.</text:p>
      <text:p text:style-name="P1"><draw:frame draw:style-name="fr1" draw:name="Ramka1" text:anchor-type="paragraph" svg:width="5.823cm" draw:z-index="0"><draw:text-box fo:min-height="1.219cm"><text:p text:style-name="Illustration"><draw:frame draw:style-name="fr3" draw:name="grafika1" text:anchor-type="paragraph" svg:x="0.004cm" svg:y="0.002cm" svg:width="5.823cm" style:rel-width="100%" svg:height="1.219cm" style:rel-height="scale" draw:z-index="1"><draw:image xlink:href="Pictures/20000007000016BE000004C292838F73.svm" xlink:type="simple" xlink:show="embed" xlink:actuate="onLoad"/></draw:frame>Ilustracja <text:sequence text:ref-name="refIllustration0" text:name="Illustration" text:formula="ooow:Illustration+1" style:num-format="1">2</text:sequence>: Pola name surename</text:p></draw:text-box></draw:frame><draw:frame draw:style-name="fr1" draw:name="Ramka12" text:anchor-type="paragraph" svg:width="13.229cm" draw:z-index="24"><draw:text-box fo:min-height="3.971cm"><text:p text:style-name="Illustration"><draw:frame draw:style-name="fr5" draw:name="grafika14" text:anchor-type="paragraph" svg:x="0.004cm" svg:y="0.002cm" svg:width="12.569cm" svg:height="3.769cm" draw:z-index="25"><draw:image xlink:href="Pictures/20000007000033AE00000F82CD03C8BA.svm" xlink:type="simple" xlink:show="embed" xlink:actuate="onLoad"/></draw:frame>Ilustracja <text:sequence text:ref-name="refIllustration11" text:name="Illustration" text:formula="ooow:Illustration+1" style:num-format="1">1</text:sequence>: Alert walidacji imienia.</text:p></draw:text-box></draw:frame></text:p>
      <text:p text:style-name="P1"><draw:frame draw:style-name="fr1" draw:name="Ramka13" text:anchor-type="paragraph" svg:width="14.737cm" draw:z-index="26"><draw:text-box fo:min-height="3.865cm"><text:p text:style-name="Illustration"><draw:frame draw:style-name="fr6" draw:name="grafika15" text:anchor-type="paragraph" svg:x="0.004cm" svg:y="0.002cm" svg:width="14cm" svg:height="3.865cm" draw:z-index="27"><draw:image xlink:href="Pictures/200000070000399200000F188DD3FF4C.svm" xlink:type="simple" xlink:show="embed" xlink:actuate="onLoad"/></draw:frame>Ilustracja <text:sequence text:ref-name="refIllustration12" text:name="Illustration" text:formula="ooow:Illustration+1" style:num-format="1">3</text:sequence>: Alert walidacji nazwiska</text:p></draw:text-box></draw:frame></text:p>
      <text:p text:style-name="P1"><text:tab/>Data urodzenia <text:s/>jest wprowadzana poprzez wbudowany kalendarz pojawiający się po <text:s/>kliknięciu w pole ''Name''.</text:p>
      <text:p text:style-name="P1"><draw:frame draw:style-name="fr1" draw:name="Ramka2" text:anchor-type="paragraph" svg:width="6.061cm" draw:z-index="2"><draw:text-box fo:min-height="0.61cm"><text:p text:style-name="Illustration"><draw:a xlink:type="simple" xlink:href="file:///C:/Users/mateusz/Downloads/Desktop/Pole%20data%20urodzenia"><draw:frame draw:style-name="fr3" draw:name="grafika2" text:anchor-type="paragraph" svg:x="0.004cm" svg:y="0.002cm" svg:width="6.061cm" style:rel-width="100%" svg:height="0.61cm" style:rel-height="scale" draw:z-index="3"><draw:image xlink:href="Pictures/20000007000017AC0000026235BA585C.svm" xlink:type="simple" xlink:show="embed" xlink:actuate="onLoad"/></draw:frame></draw:a>Ilustracja <text:sequence text:ref-name="refIllustration1" text:name="Illustration" text:formula="ooow:Illustration+1" style:num-format="1">4</text:sequence>: Pole Birth Date</text:p></draw:text-box></draw:frame></text:p>
      <text:p text:style-name="P1"><draw:frame draw:style-name="fr1" draw:name="Ramka3" text:anchor-type="paragraph" svg:width="6.458cm" draw:z-index="4"><draw:text-box fo:min-height="5.082cm"><text:p text:style-name="Illustration"><draw:frame draw:style-name="fr3" draw:name="grafika12" text:anchor-type="paragraph" svg:x="0.004cm" svg:y="0.002cm" svg:width="6.458cm" style:rel-width="100%" svg:height="5.082cm" style:rel-height="scale" draw:z-index="5"><draw:image xlink:href="Pictures/2000000700001939000013D963B4BC89.svm" xlink:type="simple" xlink:show="embed" xlink:actuate="onLoad"/></draw:frame>Ilustracja <text:sequence text:ref-name="refIllustration2" text:name="Illustration" text:formula="ooow:Illustration+1" style:num-format="1">5</text:sequence>: Menu kalendarza do wprowadzania daty urodzenia</text:p></draw:text-box></draw:frame></text:p>
      <text:p text:style-name="P1"><text:tab/>Sprawdzenie peselu opiera się na dacie urodzenia wprowadzonej przez użytkownika wyżej.</text:p>
      <text:p text:style-name="P2"><text:span text:style-name="T2">Pobierane są odpowiednio rok urodzenia, miesiąc i dzień z peselu i daty urodzenia, a następnie </text:span><text:soft-page-break/><text:span text:style-name="T2">porównywane. Walidowana jest również ilość znaków, dzięki wyrażeniu regularnemu pod zmienną ''pattern'' Można uzyskać 2 komunikaty:</text:span></text:p>
      <text:list xml:id="list841068745072158397" text:style-name="L3">
        <text:list-item>
          <text:p text:style-name="P5">"Error! Bad personal ID. Personal ID contains 11 numbers and begins from birth date."</text:p>
        </text:list-item>
        <text:list-item>
          <text:p text:style-name="P5">''Error! Bad personal ID. Personal ID contains 11 numbers.''</text:p>
        </text:list-item>
      </text:list>
      <text:p text:style-name="P1"><text:s/>Sprawdzenie następuje po opuszczeniu pola wprowadzania.</text:p>
      <text:p text:style-name="P1">function validPersonalID(){</text:p>
      <text:p text:style-name="P1"><text:tab/>var pattern = /^[\d]{11}$/;</text:p>
      <text:p text:style-name="P1"><text:tab/>var bd=f().birth_date.value;</text:p>
      <text:p text:style-name="P1"><text:tab/>var pid=f().personalID.value;</text:p>
      <text:p text:style-name="P1"><text:tab/><text:tab/>if(!pattern.exec(pid)){</text:p>
      <text:p text:style-name="P1"><text:tab/><text:tab/><text:tab/>alert("Error! Bad personal ID. Personal ID contains 11 numbers.");</text:p>
      <text:p text:style-name="P1"><text:tab/><text:tab/><text:tab/>return false;</text:p>
      <text:p text:style-name="P1"><text:tab/><text:tab/>}</text:p>
      <text:p text:style-name="P1"><text:tab/><text:tab/>else{</text:p>
      <text:p text:style-name="P1"><text:tab/><text:tab/><text:tab/>var day=getDayFromDOB(bd)==getDayFromPI(pid);</text:p>
      <text:p text:style-name="P1"><text:tab/><text:tab/><text:tab/>var month=getMonthFromDOB(bd)==getMonthFromPI(pid);</text:p>
      <text:p text:style-name="P1"><text:tab/><text:tab/><text:tab/>var year=getYearFromDOB(bd).substring(2,5)==getYearFromPI(pid);</text:p>
      <text:p text:style-name="P1"><text:tab/><text:tab/><text:tab/>var k=day&amp;month&amp;year;</text:p>
      <text:p text:style-name="P1"><text:tab/><text:tab/><text:tab/>if(k){</text:p>
      <text:p text:style-name="P1"><text:tab/><text:tab/><text:tab/><text:tab/>return true;</text:p>
      <text:p text:style-name="P1"><text:tab/><text:tab/><text:tab/>}</text:p>
      <text:p text:style-name="P1"><text:tab/><text:tab/><text:tab/>else{</text:p>
      <text:p text:style-name="P1"><text:tab/><text:tab/><text:tab/><text:tab/>alert("Error! Bad personal ID. Personal ID contains 11 numbers and begins from birth date.");</text:p>
      <text:p text:style-name="P1"><text:tab/><text:tab/><text:tab/><text:tab/>return false;</text:p>
      <text:p text:style-name="P1"><text:tab/><text:tab/><text:tab/>}</text:p>
      <text:p text:style-name="P1"><text:tab/><text:tab/>}</text:p>
      <text:p text:style-name="P1">}</text:p>
      <text:p text:style-name="P1"/>
      <text:p text:style-name="P1"><text:tab/>Obliczanie wieku odbywa się poprzez odjęcie roku urodzenia pobranego z pola „Birth Date” <text:s/>od aktualnego roku. Co więcej uwzględniono także aktualny miesiąc i dzień, co pozwala sprawdzić czy użytkownik miał urodziny w danym roku czy nie. Nie wyświetla komunikatów.</text:p>
      <text:p text:style-name="P1"><draw:frame draw:style-name="fr1" draw:name="Ramka4" text:anchor-type="paragraph" svg:width="6.376cm" draw:z-index="6"><draw:text-box fo:min-height="1.245cm"><text:p text:style-name="Illustration"><draw:frame draw:style-name="fr3" draw:name="grafika3" text:anchor-type="paragraph" svg:x="0.004cm" svg:y="0.002cm" svg:width="6.376cm" style:rel-width="100%" svg:height="1.245cm" style:rel-height="scale" draw:z-index="7"><draw:image xlink:href="Pictures/20000007000018E9000004DD70864DD4.svm" xlink:type="simple" xlink:show="embed" xlink:actuate="onLoad"/></draw:frame>Ilustracja <text:sequence text:ref-name="refIllustration3" text:name="Illustration" text:formula="ooow:Illustration+1" style:num-format="1">6</text:sequence>: Pola Age i Personal ID </text:p></draw:text-box></draw:frame></text:p>
      <text:p text:style-name="P1"><draw:frame draw:style-name="fr1" draw:name="Ramka14" text:anchor-type="paragraph" svg:width="9.763cm" draw:z-index="28"><draw:text-box fo:min-height="3.865cm"><text:p text:style-name="Illustration"><draw:frame draw:style-name="fr3" draw:name="grafika16" text:anchor-type="paragraph" svg:x="0.004cm" svg:y="0.002cm" svg:width="9.763cm" style:rel-width="100%" svg:height="3.865cm" style:rel-height="scale" draw:z-index="29"><draw:image xlink:href="Pictures/200000070000262400000F18B3A78177.svm" xlink:type="simple" xlink:show="embed" xlink:actuate="onLoad"/></draw:frame>Ilustracja <text:sequence text:ref-name="refIllustration13" text:name="Illustration" text:formula="ooow:Illustration+1" style:num-format="1">7</text:sequence>: Alert walidacji peselu.</text:p></draw:text-box></draw:frame></text:p>
      <text:p text:style-name="P1">function countAge(){</text:p>
      <text:p text:style-name="P1"><text:tab/>var fk=f().birth_date.value;</text:p>
      <text:p text:style-name="P1"><text:tab/>var date = new Date();</text:p>
      <text:p text:style-name="P1"/>
      <text:p text:style-name="P1"><text:tab/>var actualDay=date.getDate();</text:p>
      <text:p text:style-name="P1"><text:soft-page-break/><text:tab/>var day=getDayFromDOB(fk);</text:p>
      <text:p text:style-name="P1"/>
      <text:p text:style-name="P1"><text:tab/>var actualYear=date.getFullYear();</text:p>
      <text:p text:style-name="P1"><text:tab/>var year=getYearFromDOB(fk);</text:p>
      <text:p text:style-name="P1"/>
      <text:p text:style-name="P1"><text:tab/>var actualMonth=date.getMonth();</text:p>
      <text:p text:style-name="P1"><text:tab/>var month=getMonthFromDOB(fk);</text:p>
      <text:p text:style-name="P1"/>
      <text:p text:style-name="P1"><text:tab/>var age=actualYear-year-1;</text:p>
      <text:p text:style-name="P1"/>
      <text:p text:style-name="P1"><text:tab/><text:tab/>if(actualDay&gt;day&amp;actualMonth&gt;month){</text:p>
      <text:p text:style-name="P1"><text:tab/><text:tab/><text:tab/>age++;</text:p>
      <text:p text:style-name="P1"><text:tab/><text:tab/>}</text:p>
      <text:p text:style-name="P1"><text:tab/>f().age.value=age;</text:p>
      <text:p text:style-name="P1">}</text:p>
      <text:p text:style-name="P1"><text:tab/>Pola dotyczące płci oraz kierunku studiów są odpowiednio listą rozwijaną oraz ''checkbox''. Nie zawierają dodatkowych skryptów.</text:p>
      <text:p text:style-name="P1"><draw:frame draw:style-name="fr1" draw:name="Ramka5" text:anchor-type="paragraph" svg:width="6.114cm" draw:z-index="8"><draw:text-box fo:min-height="5.188cm"><text:p text:style-name="Illustration"><draw:frame draw:style-name="fr3" draw:name="grafika4" text:anchor-type="paragraph" svg:x="0.004cm" svg:y="0.002cm" svg:width="6.114cm" style:rel-width="100%" svg:height="5.188cm" style:rel-height="scale" draw:z-index="9"><draw:image xlink:href="Pictures/20000007000017E100001443334BBEF6.svm" xlink:type="simple" xlink:show="embed" xlink:actuate="onLoad"/></draw:frame>Ilustracja <text:sequence text:ref-name="refIllustration4" text:name="Illustration" text:formula="ooow:Illustration+1" style:num-format="1">8</text:sequence>: Pola wyboru płci i rodzaju studiów</text:p></draw:text-box></draw:frame></text:p>
      <text:p text:style-name="P1"><text:tab/>Metoda odnosząca się do wyboru plików <text:s/>pozwala na wybranie formatów ''.jpg'',''.jpeg'',''.gif''',''.png''. Odbywa się to poprzez wyrażenie regularne pod zmienną ''pattern''. W przypadku niepowodzenia w wyborze uzyskuje się odpowiednio komunikat "Error! Bad file extension. Must be:jpg,jpeg or gif.\n". Sprawdzenie następuje po opuszczeniu pola wprowadzania.</text:p>
      <text:p text:style-name="P1">function validFile(){</text:p>
      <text:p text:style-name="P1"><text:tab/>var pattern=/(\.jpg|\.jpeg|\.gif|\.png)$/i;</text:p>
      <text:p text:style-name="P1"><text:tab/>if(!pattern.exec(f().myFile.value)){</text:p>
      <text:p text:style-name="P1"><text:tab/><text:tab/><text:tab/>alert("Error! Bad file extension. Must be:jpg,jpeg or gif.\n");</text:p>
      <text:p text:style-name="P1"><text:tab/><text:tab/><text:tab/>return false;</text:p>
      <text:p text:style-name="P1"><text:tab/>}</text:p>
      <text:p text:style-name="P1"><text:tab/>else{</text:p>
      <text:p text:style-name="P1"><text:tab/><text:tab/><text:tab/>return true;</text:p>
      <text:p text:style-name="P1"><text:tab/>}</text:p>
      <text:p text:style-name="P1">}</text:p>
      <text:p text:style-name="P1"><draw:frame draw:style-name="fr1" draw:name="Ramka6" text:anchor-type="paragraph" svg:width="5.399cm" draw:z-index="10"><draw:text-box fo:min-height="0.743cm"><text:p text:style-name="Illustration"><draw:frame draw:style-name="fr3" draw:name="grafika5" text:anchor-type="paragraph" svg:x="0.004cm" svg:y="0.002cm" svg:width="5.399cm" style:rel-width="100%" svg:height="0.743cm" style:rel-height="scale" draw:z-index="11"><draw:image xlink:href="Pictures/2000000700001517000002E666217063.svm" xlink:type="simple" xlink:show="embed" xlink:actuate="onLoad"/></draw:frame>Ilustracja <text:sequence text:ref-name="refIllustration5" text:name="Illustration" text:formula="ooow:Illustration+1" style:num-format="1">9</text:sequence>: Pole wyboru plików</text:p></draw:text-box></draw:frame></text:p>
      <text:p text:style-name="P1"><draw:frame draw:style-name="fr1" draw:name="Ramka16" text:anchor-type="paragraph" svg:width="8.177cm" draw:z-index="32"><draw:text-box fo:min-height="3.889cm"><text:p text:style-name="Illustration"><draw:frame draw:style-name="fr3" draw:name="grafika18" text:anchor-type="paragraph" svg:x="0.004cm" svg:y="0.002cm" svg:width="8.177cm" style:rel-width="100%" svg:height="3.889cm" style:rel-height="scale" draw:z-index="33"><draw:image xlink:href="Pictures/2000000700001FF100000F32877BBBFA.svm" xlink:type="simple" xlink:show="embed" xlink:actuate="onLoad"/></draw:frame>Ilustracja <text:sequence text:ref-name="refIllustration15" text:name="Illustration" text:formula="ooow:Illustration+1" style:num-format="1">10</text:sequence>: Alert walidacji pliku.</text:p></draw:text-box></draw:frame><text:soft-page-break/></text:p>
      <text:p text:style-name="P1"><text:tab/>Pole tekstowe, gdzie możemy wpisać dowolny tekst, pewnego rodzaju notatkę, zlicza znaki wpisane przez użytkownika i zwraca na inne pole tekstowe. Jest to wykonane w podwójny sposób. Pierwszy polega <text:s/>na zliczaniu wciśnięć dowolnego klawisza, a <text:s/>drugi zlicza ilość znaków, kiedy opuścimy pole tekstowe. Jest to sposób na rozwiązanie problemu usuwania znaków przez użytkownika oraz wciśnięciu klawiszy takich jak ''spacja''.</text:p>
      <text:p text:style-name="P1"><text:tab/>function countChars(){</text:p>
      <text:p text:style-name="P1"><text:tab/>f().counter.value++;</text:p>
      <text:p text:style-name="P1"><text:tab/>}</text:p>
      <text:p text:style-name="P1">function countChars2(){</text:p>
      <text:p text:style-name="P1"><text:tab/>f().counter.value=f().tArea.value.length;</text:p>
      <text:p text:style-name="P1"/>
      <text:p text:style-name="P1"><text:tab/>}</text:p>
      <text:p text:style-name="P1"><draw:frame draw:style-name="fr2" draw:name="Ramka7" text:anchor-type="paragraph" svg:x="1.21cm" svg:y="0.212cm" svg:width="6.219cm" draw:z-index="12"><draw:text-box fo:min-height="3.388cm"><text:p text:style-name="Illustration"><draw:frame draw:style-name="fr3" draw:name="grafika7" text:anchor-type="paragraph" svg:x="0.004cm" svg:y="0.002cm" svg:width="6.219cm" style:rel-width="100%" svg:height="3.388cm" style:rel-height="scale" draw:z-index="13"><draw:image xlink:href="Pictures/200000070000184B00000D3C366D0ECE.svm" xlink:type="simple" xlink:show="embed" xlink:actuate="onLoad"/></draw:frame>Ilustracja <text:sequence text:ref-name="refIllustration6" text:name="Illustration" text:formula="ooow:Illustration+1" style:num-format="1">11</text:sequence>: Pole tekstowe do wpisania dowolnego tekstu. Poniżej miejsce wyświetlania ilości wprowadzonych znaków </text:p></draw:text-box></draw:frame></text:p>
      <text:p text:style-name="P1">Jednym z pól wymaganych do zatwierdzenia formularza jest ''checkbox''. W razie niepowodzenia wysyłany jest komunikat "Error! Permission to process personal data is require to send form.\n".</text:p>
      <text:p text:style-name="P1"/>
      <text:p text:style-name="P1">function permissionToPD(){</text:p>
      <text:p text:style-name="P1"><text:tab/>if (!f().permission.checked){</text:p>
      <text:p text:style-name="P1"><text:tab/><text:tab/>alert("Error! Permission to process personal data is require to send form.\n");</text:p>
      <text:p text:style-name="P1"><text:tab/><text:tab/>return false;</text:p>
      <text:p text:style-name="P1"><text:tab/>}</text:p>
      <text:p text:style-name="P1"><text:tab/>else{</text:p>
      <text:p text:style-name="P1"><text:tab/><text:tab/>return true;</text:p>
      <text:p text:style-name="P1"><text:tab/>}</text:p>
      <text:p text:style-name="P1"><draw:frame draw:style-name="fr1" draw:name="Ramka8" text:anchor-type="paragraph" svg:width="6.987cm" draw:z-index="14"><draw:text-box fo:min-height="1.139cm"><text:p text:style-name="Illustration"><draw:frame draw:style-name="fr3" draw:name="grafika6" text:anchor-type="paragraph" svg:x="0.004cm" svg:y="0.002cm" svg:width="6.987cm" style:rel-width="100%" svg:height="1.139cm" style:rel-height="scale" draw:z-index="15"><draw:image xlink:href="Pictures/2000000700001B4A0000047359326941.svm" xlink:type="simple" xlink:show="embed" xlink:actuate="onLoad"/></draw:frame>Ilustracja <text:sequence text:ref-name="refIllustration7" text:name="Illustration" text:formula="ooow:Illustration+1" style:num-format="1">12</text:sequence>: Zgoda na przetwarzanie danych osobowych</text:p></draw:text-box></draw:frame>} </text:p>
      <text:p text:style-name="P1"><text:soft-page-break/>By wysłać blankiet należy wypełnić pola Name, Surename, Personal ID i zezwolić na przetwarzanie danych osobowych.</text:p>
      <text:p text:style-name="P1"><draw:frame draw:style-name="fr4" draw:name="grafika13" text:anchor-type="paragraph" svg:width="11.114cm" svg:height="4.048cm" draw:z-index="23"><draw:image xlink:href="Pictures/2000000700002B6A00000FD1CDFA5468.svm" xlink:type="simple" xlink:show="embed" xlink:actuate="onLoad"/></draw:frame><draw:frame draw:style-name="fr1" draw:name="Ramka15" text:anchor-type="paragraph" svg:width="16.379cm" draw:z-index="30"><draw:text-box fo:min-height="4.156cm"><text:p text:style-name="Illustration"><draw:frame draw:style-name="fr7" draw:name="grafika17" text:anchor-type="paragraph" svg:x="0.004cm" svg:y="0.002cm" svg:width="15.559cm" svg:height="3.11cm" draw:z-index="31"><draw:image xlink:href="Pictures/2000000700003FFB0000103B6773B14C.svm" xlink:type="simple" xlink:show="embed" xlink:actuate="onLoad"/></draw:frame>Ilustracja <text:sequence text:ref-name="refIllustration14" text:name="Illustration" text:formula="ooow:Illustration+1" style:num-format="1">13</text:sequence>: Alert walidacji braku pozycji wymaganych do wysłania formularza </text:p></draw:text-box></draw:frame></text:p>
      <text:p text:style-name="P1"/>
      <text:p text:style-name="P2">Tabela</text:p>
      <text:p text:style-name="P1"><text:tab/>Druga część pozwala na zbudowanie tabeli generowanej dynamicznie w zależności od wymagań użytkownika. Na stronie ''tab.html'' znajduje się przycisk ''Generuj'' oraz pole tekstowe, gdzie należy podać ilość wierszy do wytworzenia. Walidacja na nie więcej niż 25 wierszy.</text:p>
      <text:p text:style-name="P1"><draw:frame draw:style-name="fr1" draw:name="Ramka9" text:anchor-type="paragraph" svg:width="7.011cm" draw:z-index="16"><draw:text-box fo:min-height="3.918cm"><text:p text:style-name="Illustration"><draw:frame draw:style-name="fr3" draw:name="grafika10" text:anchor-type="paragraph" svg:x="0.004cm" svg:y="0.002cm" svg:width="7.011cm" style:rel-width="100%" svg:height="3.918cm" style:rel-height="scale" draw:z-index="17"><draw:image xlink:href="Pictures/2000000700001B6400000F4D28971B1C.svm" xlink:type="simple" xlink:show="embed" xlink:actuate="onLoad"/></draw:frame>Ilustracja <text:sequence text:ref-name="refIllustration8" text:name="Illustration" text:formula="ooow:Illustration+1" style:num-format="1">14</text:sequence>: Walidacja na 25 wierszy</text:p></draw:text-box></draw:frame></text:p>
      <text:p text:style-name="P1">function myFunction() {</text:p>
      <text:p text:style-name="P1"><text:tab/><text:tab/>var k =getText();</text:p>
      <text:p text:style-name="P1"/>
      <text:p text:style-name="P1"><text:tab/><text:tab/>if(k&lt;29){</text:p>
      <text:p text:style-name="P1"><text:tab/><text:tab/><text:tab/>delTable();</text:p>
      <text:p text:style-name="P1"><text:tab/><text:tab/><text:tab/>for(var i=k;i&gt;0;i--){</text:p>
      <text:p text:style-name="P1"><text:tab/><text:tab/><text:tab/><text:tab/>var row = table().insertRow(0);</text:p>
      <text:p text:style-name="P1"><text:tab/><text:tab/><text:tab/></text:p>
      <text:p text:style-name="P1"><text:tab/><text:tab/><text:tab/><text:tab/>var cell1 = row.insertCell(0);</text:p>
      <text:p text:style-name="P1"><text:tab/><text:tab/><text:tab/><text:tab/>cell1.innerHTML=i;</text:p>
      <text:p text:style-name="P1"><text:tab/><text:tab/><text:tab/></text:p>
      <text:p text:style-name="P1"><text:tab/><text:tab/><text:tab/><text:tab/>var cell2 = row.insertCell(1);</text:p>
      <text:p text:style-name="P1"><text:tab/><text:tab/><text:tab/><text:tab/>cell2.innerHTML=getName();</text:p>
      <text:p text:style-name="P1"><text:tab/><text:tab/><text:tab/></text:p>
      <text:p text:style-name="P1"><text:tab/><text:tab/><text:tab/><text:tab/>var cell3 = row.insertCell(2);</text:p>
      <text:p text:style-name="P1"><text:tab/><text:tab/><text:tab/><text:tab/>cell3.innerHTML=getSurename();</text:p>
      <text:p text:style-name="P1"><text:tab/><text:tab/><text:tab/>}</text:p>
      <text:p text:style-name="P1"><text:tab/><text:tab/>setHeaders();</text:p>
      <text:p text:style-name="P1"><text:tab/><text:tab/>addCells();</text:p>
      <text:p text:style-name="P1"><text:tab/><text:tab/>}</text:p>
      <text:p text:style-name="P1"><text:tab/><text:tab/>else{</text:p>
      <text:p text:style-name="P1"><text:tab/><text:tab/><text:tab/>alert("Error! Page allows just for 28 rows.");</text:p>
      <text:p text:style-name="P1"><text:tab/><text:tab/>}</text:p>
      <text:p text:style-name="P1">}</text:p>
      <text:p text:style-name="P1">Tabela <text:s/>zawiera kolumny lp, imię, nazwisko. Są one wypełnione przypadkowymi nazwiskami ze <text:soft-page-break/>stworzonej przeze mnie listy. <text:s/>Przycisk ''Dodaj'' znajduje się w pierwszym wierszu kolumny wypełnionej pustymi polami tekstowymi. Pozwala na dynamiczne dodawanie kolumn do tabeli. Walidacja na nie więcej niż 10. </text:p>
      <text:p text:style-name="P1"><draw:frame draw:style-name="fr1" draw:name="Ramka10" text:anchor-type="paragraph" svg:width="6.376cm" draw:z-index="18"><draw:text-box fo:min-height="3.865cm"><text:p text:style-name="Illustration"><draw:frame draw:style-name="fr3" draw:name="grafika11" text:anchor-type="paragraph" svg:x="0.004cm" svg:y="0.002cm" svg:width="6.376cm" style:rel-width="100%" svg:height="3.865cm" style:rel-height="scale" draw:z-index="19"><draw:image xlink:href="Pictures/20000007000018E900000F18D8B0BF0C.svm" xlink:type="simple" xlink:show="embed" xlink:actuate="onLoad"/></draw:frame>Ilustracja <text:sequence text:ref-name="refIllustration9" text:name="Illustration" text:formula="ooow:Illustration+1" style:num-format="1">15</text:sequence>: Walidacja na 10 kolumn.</text:p></draw:text-box></draw:frame></text:p>
      <text:p text:style-name="P1">function ad(){</text:p>
      <text:p text:style-name="P1"><text:tab/>var rowCount=table().rows.length;</text:p>
      <text:p text:style-name="P1"><text:tab/>for(var i=0;i&lt;rowCount;i++ ){</text:p>
      <text:p text:style-name="P1"><text:tab/><text:tab/>var cellCount=table().rows[i].cells.length;<text:tab/></text:p>
      <text:p text:style-name="P1"><text:tab/><text:tab/>var row=table().rows[i];</text:p>
      <text:p text:style-name="P1"><text:tab/><text:tab/>var cell3 =row.insertCell(cellCount);</text:p>
      <text:p text:style-name="P1"><text:tab/><text:tab/><text:tab/>if(i!=0)<text:tab/><text:tab/></text:p>
      <text:p text:style-name="P1"><text:tab/><text:tab/><text:tab/><text:tab/>createTextBox(cell3);</text:p>
      <text:p text:style-name="P1"><text:tab/><text:tab/><text:tab/>else</text:p>
      <text:p text:style-name="P1"><text:tab/><text:tab/><text:tab/><text:tab/>createButton(cell3);</text:p>
      <text:p text:style-name="P1"><text:tab/>}<text:tab/><text:tab/></text:p>
      <text:p text:style-name="P1">}</text:p>
      <text:p text:style-name="P1"><draw:frame draw:style-name="fr1" draw:name="Ramka11" text:anchor-type="paragraph" svg:width="6.352cm" draw:z-index="20"><draw:text-box fo:min-height="1.087cm"><text:p text:style-name="Illustration"><draw:frame draw:style-name="fr3" draw:name="grafika8" text:anchor-type="paragraph" svg:x="0.004cm" svg:y="0.002cm" svg:width="6.352cm" style:rel-width="100%" svg:height="1.087cm" style:rel-height="scale" draw:z-index="21"><draw:image xlink:href="Pictures/20000007000018CF0000043E2FA33AE3.svm" xlink:type="simple" xlink:show="embed" xlink:actuate="onLoad"/></draw:frame>Ilustracja <text:sequence text:ref-name="refIllustration10" text:name="Illustration" text:formula="ooow:Illustration+1" style:num-format="1">16</text:sequence>: Pole do wpisania ilości pożądanych wierszy. Po prawej przycisk wywołania</text:p></draw:text-box></draw:frame></text:p>
      <text:p text:style-name="P1">Przycisk przeskakuje do pierwszego wiersza, aktualnie dodanej kolumny. Zrealizowano za pomocą przesłania poprzedniej komórki, aktualnie dodanej( w której znajduje się przycisk).</text:p>
      <text:p text:style-name="P1">function removeButton(){</text:p>
      <text:p text:style-name="P1"><text:tab/><text:tab/><text:tab/>var cell=table().rows[0].cells;</text:p>
      <text:p text:style-name="P1"><text:tab/><text:tab/><text:tab/>var cellCount=table().rows[0].cells.length;<text:tab/></text:p>
      <text:p text:style-name="P1"><text:tab/><text:tab/><text:tab/>if(cellCount!=4)</text:p>
      <text:p text:style-name="P1"><text:tab/><text:tab/><text:tab/>cell[cellCount-2].innerHTML="";</text:p>
      <text:p text:style-name="P1"/>
      <text:p text:style-name="P1">}</text:p>
      <text:p text:style-name="P1"/>
      <text:p text:style-name="P9"><draw:frame draw:style-name="fr4" draw:name="grafika9" text:anchor-type="paragraph" svg:width="11.829cm" svg:height="3.627cm" draw:z-index="22"><draw:image xlink:href="Pictures/2000000700002E3400000E2AA5B4757B.svm" xlink:type="simple" xlink:show="embed" xlink:actuate="onLoad"/></draw:frame>Podsumowanie</text:p>
      <text:p text:style-name="Standard"><text:span text:style-name="T1"><text:tab/>Zbudowanie zarówno formularza jak i tabeli wymagało dużej świadomości działania </text:span><text:soft-page-break/><text:span text:style-name="T1">JavaScript. Wymagało zrumienienia i poznania hierarchii dokumentu HTML. Najwięcej przeszkód w budowie formularza sprawiło mi zrozumienie i nauczenie się działa wyrażeń regularnych. Jest to przydatna umiejętność, którą można wykorzystać w wielu współczesnych językach programowania. <text:s/>Uwzględnienie usuwania z</text:span>naków<text:span text:style-name="T1"> przez użytkownika również nastręczyło problemów. Jednakże zostało to rozwiązane podwójnym sposobem zliczania znaków, co zostało opisane wyżej. <text:s/>Największym wyzwaniem jednak było dodanie kalendarza do pola wyboru daty urodzenia. Na mojej stronie internetowej jest on aktywowany poprzez naciśnięcie na pole ''Birth Date''. Przechodząc do generatora tabeli. Problemowym było zaimplementowanie ''skaczącego” przycisku. Co więcej samo dynamicznie dodawanie pól tekstowych zmusiło mnie do poznania hierarchii DOM dokumentu HTML oraz sposobów odnoszenia się do nich. Pozycjonowanie tabeli rozwiązano dzięki ograniczeniu ilości wierszy do 25, a kolumn do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22:56:10.24</meta:creation-date>
    <dc:date>2014-11-10T20:37:33.23</dc:date>
    <meta:editing-duration>PT12H24M30S</meta:editing-duration>
    <meta:editing-cycles>61</meta:editing-cycles>
    <meta:generator>OpenOffice.org/3.4.1$Win32 OpenOffice.org_project/341m1$Build-9593</meta:generator>
    <meta:document-statistic meta:table-count="0" meta:image-count="18" meta:object-count="0" meta:page-count="8" meta:paragraph-count="174" meta:word-count="1232" meta:character-count="9923"/>
  </office:meta>
</office:document-meta>
</file>